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language="de" fo:country="DE" officeooo:paragraph-rsid="000f553d" style:language-asian="zxx" style:country-asian="none" style:language-complex="zxx" style:country-complex="none"/>
    </style:style>
    <style:style style:name="P2" style:family="paragraph" style:parent-style-name="Standard">
      <style:text-properties style:font-name="Courier New" fo:language="de" fo:country="DE" style:text-underline-style="solid" style:text-underline-width="auto" style:text-underline-color="font-color" officeooo:paragraph-rsid="000f553d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6pt" fo:language="de" fo:country="DE" fo:font-weight="bold" officeooo:paragraph-rsid="001002f2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" style:family="paragraph" style:parent-style-name="Standard" style:list-style-name="L1">
      <style:text-properties officeooo:paragraph-rsid="001002f2"/>
    </style:style>
    <style:style style:name="P5" style:family="paragraph" style:parent-style-name="Standard">
      <style:text-properties officeooo:paragraph-rsid="001002f2"/>
    </style:style>
    <style:style style:name="P6" style:family="paragraph" style:parent-style-name="Standard" style:list-style-name="L2">
      <style:text-properties officeooo:paragraph-rsid="001002f2"/>
    </style:style>
    <style:style style:name="P7" style:family="paragraph" style:parent-style-name="Standard" style:list-style-name="L3">
      <style:text-properties officeooo:paragraph-rsid="001002f2"/>
    </style:style>
    <style:style style:name="P8" style:family="paragraph" style:parent-style-name="Standard" style:list-style-name="L4">
      <style:text-properties officeooo:paragraph-rsid="001002f2"/>
    </style:style>
    <style:style style:name="P9" style:family="paragraph" style:parent-style-name="Standard">
      <style:text-properties style:text-underline-style="solid" style:text-underline-width="auto" style:text-underline-color="font-color" officeooo:paragraph-rsid="001002f2"/>
    </style:style>
    <style:style style:name="P10" style:family="paragraph" style:parent-style-name="Standard" style:list-style-name="L5">
      <style:text-properties officeooo:paragraph-rsid="001002f2"/>
    </style:style>
    <style:style style:name="P11" style:family="paragraph" style:parent-style-name="Standard">
      <style:paragraph-properties fo:margin-left="0.688cm" fo:margin-right="0cm" fo:text-indent="0cm" style:auto-text-indent="false"/>
      <style:text-properties style:font-name="Courier New" fo:language="de" fo:country="DE" officeooo:paragraph-rsid="001002f2" style:language-asian="zxx" style:country-asian="none" style:language-complex="zxx" style:country-complex="none"/>
    </style:style>
    <style:style style:name="P12" style:family="paragraph" style:parent-style-name="Standard">
      <style:paragraph-properties fo:margin-left="0.635cm" fo:margin-right="0cm" fo:text-indent="0cm" style:auto-text-indent="false"/>
      <style:text-properties officeooo:paragraph-rsid="001002f2"/>
    </style:style>
    <style:style style:name="P13" style:family="paragraph" style:parent-style-name="Standard">
      <style:paragraph-properties fo:margin-left="0.661cm" fo:margin-right="0cm" fo:text-indent="0cm" style:auto-text-indent="false"/>
      <style:text-properties officeooo:paragraph-rsid="001002f2"/>
    </style:style>
    <style:style style:name="P14" style:family="paragraph" style:parent-style-name="Standard">
      <style:paragraph-properties fo:margin-left="0.661cm" fo:margin-right="0cm" fo:text-indent="0cm" style:auto-text-indent="false"/>
      <style:text-properties officeooo:paragraph-rsid="0010ad66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1002f2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paragraph-rsid="001002f2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paragraph-rsid="0010ad66"/>
    </style:style>
    <style:style style:name="T1" style:family="text">
      <style:text-properties officeooo:rsid="000f553d"/>
    </style:style>
    <style:style style:name="T2" style:family="text">
      <style:text-properties officeooo:rsid="001002f2"/>
    </style:style>
    <style:style style:name="T3" style:family="text">
      <style:text-properties style:font-name="Courier New" fo:language="de" fo:country="DE" officeooo:rsid="001002f2" style:language-asian="zxx" style:country-asian="none" style:language-complex="zxx" style:country-complex="none"/>
    </style:style>
    <style:style style:name="T4" style:family="text">
      <style:text-properties style:font-name="Courier New" fo:language="de" fo:country="DE" officeooo:rsid="0010ad66" style:language-asian="zxx" style:country-asian="none" style:language-complex="zxx" style:country-complex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58cm" fo:text-indent="-0.635cm" fo:margin-left="1.958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73cm" fo:text-indent="-0.635cm" fo:margin-left="7.673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NAT-PAT</text:span></text:p>
      <text:p text:style-name="P1"/>
      <text:p text:style-name="P1"/>
      <text:p text:style-name="P2"><text:span text:style-name="T2">1) NAT – Network Adress Translation</text:span></text:p>
      <text:p text:style-name="P1"><text:span text:style-name="T1"/></text:p>
      <text:p text:style-name="P11"><text:span text:style-name="T2">NAT bietet die Möglichkeit, eine Source-IP-Adresse eines IP-Pakets beim Routerübergang auszutauschen. .</text:span></text:p>
      <text:p text:style-name="P11"><text:span text:style-name="T2"/></text:p>
      <text:p text:style-name="P11"><text:span text:style-name="T2"/></text:p>
      <text:p text:style-name="P11"><text:span text:style-name="T2">Anwendungsmöglichkeiten:</text:span></text:p>
      <text:list xml:id="list676499035" text:style-name="L1">
        <text:list-item>
          <text:p text:style-name="P4"><text:span text:style-name="T3">Internet Router ersetzt die IP-Adresse durch die öffentliche IP-Adresse des Routers</text:span></text:p>
        </text:list-item>
        <text:list-item>
          <text:p text:style-name="P4"><text:span text:style-name="T3">PC-Virtualisierung: IP-Adresse des virtuellen PCs wird durch die IP des Host-Systems ersetzt.</text:span></text:p>
        </text:list-item>
      </text:list>
      <text:p text:style-name="P5"><text:span text:style-name="T3"/></text:p>
      <text:p text:style-name="P12"><text:span text:style-name="T3">Rückübersetzung:</text:span></text:p>
      <text:list xml:id="list52534711" text:style-name="L2">
        <text:list-item>
          <text:p text:style-name="P6"><text:span text:style-name="T3">der Router speichert die IP-Übersetzungsadresse (IP-Adresse und Port) und führt beim Antwort-Paket die Routerübersetzung durch. </text:span></text:p>
        </text:list-item>
      </text:list>
      <text:p text:style-name="P5"><text:span text:style-name="T3"/></text:p>
      <text:p text:style-name="P13"><text:span text:style-name="T3">Vorteile:</text:span></text:p>
      <text:list xml:id="list1389365654" text:style-name="L3">
        <text:list-item>
          <text:p text:style-name="P7"><text:span text:style-name="T3">man spart IP-Adressen</text:span></text:p>
        </text:list-item>
        <text:list-item>
          <text:p text:style-name="P7"><text:span text:style-name="T3">interne Netzwerkstruktur bleibt verborgen</text:span></text:p>
        </text:list-item>
      </text:list>
      <text:p text:style-name="P5"><text:span text:style-name="T3"/></text:p>
      <text:p text:style-name="P12"><text:span text:style-name="T3">Nachteil:</text:span></text:p>
      <text:list xml:id="list1935275103" text:style-name="L4">
        <text:list-item>
          <text:p text:style-name="P8"><text:span text:style-name="T3">nur eine 1:1-Übersetzung ist möglich, das heißt nur ein interner PC kann mit einer öffentlichen IP-Adresse ins Internet. </text:span></text:p>
        </text:list-item>
      </text:list>
      <text:p text:style-name="P5"><text:span text:style-name="T3"/></text:p>
      <text:p text:style-name="P5"><text:span text:style-name="T3"/></text:p>
      <text:p text:style-name="P9"><text:span text:style-name="T3">2) PAT – Port Adress Translation</text:span></text:p>
      <text:p text:style-name="P5"><text:span text:style-name="T3"/></text:p>
      <text:p text:style-name="P13"><text:span text:style-name="T3">=&gt; zusätzlich zur Source-IP wird auch der Source-Port übersetzt. Dadurch kann ein ganzes internes Netz mit nur einer öffentlichen IP-Adresse übersetzt werden. </text:span></text:p>
      <text:p text:style-name="P13"><text:span text:style-name="T3"/></text:p>
      <text:p text:style-name="P15"><text:span text:style-name="T3"/></text:p>
      <text:p text:style-name="P16"><text:span text:style-name="T3">3) Port-Forwarding</text:span></text:p>
      <text:p text:style-name="P15"><text:span text:style-name="T3"/></text:p>
      <text:list xml:id="list2153812608" text:style-name="L5">
        <text:list-item>
          <text:p text:style-name="P10"><text:span text:style-name="T3">bietet die Möglichkeit, auf interne Hosts zuzugreifen</text:span></text:p>
        </text:list-item>
        <text:list-item>
          <text:p text:style-name="P10"><text:span text:style-name="T3">dabei leitet der Router Pakete für bestimmte Ports an interne Hosts weiter. </text:span></text:p>
        </text:list-item>
        <text:list-item>
          <text:p text:style-name="P10"><text:span text:style-name="T3">Die Destination-IP des Pakets wird durch die IP des internen Hosts ersetzt</text:span></text:p>
        </text:list-item>
        <text:list-item>
          <text:p text:style-name="P10"><text:span text:style-name="T3">Anfrage von DDR-Client an emule1:</text:span></text:p>
        </text:list-item>
      </text:list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9"><text:soft-page-break/><text:span text:style-name="T3">4) Port-Translation</text:span></text:p>
      <text:p text:style-name="P5"><text:span text:style-name="T3"/></text:p>
      <text:p text:style-name="P14"><text:span text:style-name="T4">Zusätzlich zur Destination-IP wird auch der Destination-Port umgewandelt. </text:span></text:p>
      <text:p text:style-name="P14"><text:span text:style-name="T4"/></text:p>
      <text:p text:style-name="P14"><text:span text:style-name="T4"/></text:p>
      <text:p text:style-name="P17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</meta:initial-creator>
    <meta:creation-date>2011-02-16T18:13:15</meta:creation-date>
    <dc:date>2011-02-16T18:24:29</dc:date>
    <dc:creator>Martin </dc:creator>
    <meta:editing-duration>PT00H11M14S</meta:editing-duration>
    <meta:editing-cycles>3</meta:editing-cycles>
    <meta:generator>OpenOffice.org/3.2$Linux OpenOffice.org_project/320m19$Build-9505</meta:generator>
    <meta:document-statistic meta:table-count="0" meta:image-count="0" meta:object-count="0" meta:page-count="2" meta:paragraph-count="22" meta:word-count="172" meta:character-count="1238"/>
  </office:meta>
</office:document-meta>
</file>